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Negative Base Numb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2"/>
        <table:table-column table:style-name="co2" table:default-cell-style-name="ce4"/>
        <table:table-column table:style-name="co2" table:number-columns-repeated="4" table:default-cell-style-name="ce2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4" table:number-rows-spanned="1">
            <text:p>digits with number base (-10)</text:p>
          </table:table-cell>
          <table:covered-table-cell table:number-columns-repeated="3"/>
          <table:table-cell table:style-name="ce6" office:value-type="string" table:number-columns-spanned="3" table:number-rows-spanned="1">
            <text:p>number (number base 10)</text:p>
          </table:table-cell>
          <table:covered-table-cell table:number-columns-repeated="2"/>
          <table:table-cell table:style-name="ce5" office:value-type="string">
            <text:p>Sign</text:p>
          </table:table-cell>
          <table:table-cell table:style-name="ce3" office:value-type="string" table:number-columns-spanned="4" table:number-rows-spanned="1">
            <text:p>digits with number base 10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/>
          <table:table-cell table:style-name="ce4" office:value-type="string">
            <text:p>(-10)<text:span text:style-name="T1">3</text:span></text:p>
          </table:table-cell>
          <table:table-cell table:style-name="ce4" office:value-type="string">
            <text:p>(-10)<text:span text:style-name="T1">2</text:span></text:p>
          </table:table-cell>
          <table:table-cell table:style-name="ce4" office:value-type="string">
            <text:p>(-10)<text:span text:style-name="T2">1</text:span></text:p>
          </table:table-cell>
          <table:table-cell table:style-name="ce4" office:value-type="string">
            <text:p>(-10)<text:span text:style-name="T2">0</text:span></text:p>
          </table:table-cell>
          <table:table-cell table:style-name="ce7"/>
          <table:table-cell table:style-name="ce7" office:value-type="string">
            <text:p>∑</text:p>
          </table:table-cell>
          <table:table-cell table:number-columns-repeated="2"/>
          <table:table-cell table:style-name="ce4" office:value-type="string">
            <text:p>10<text:span text:style-name="T1">3</text:span></text:p>
          </table:table-cell>
          <table:table-cell table:style-name="ce4" office:value-type="string">
            <text:p>10<text:span text:style-name="T1">2</text:span></text:p>
          </table:table-cell>
          <table:table-cell table:style-name="ce4" office:value-type="string">
            <text:p>10<text:span text:style-name="T2">1</text:span></text:p>
          </table:table-cell>
          <table:table-cell table:style-name="ce4" office:value-type="string">
            <text:p>10<text:span text:style-name="T2">0</text:span>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ce4" table:number-columns-repeated="4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8"/>
          <table:table-cell table:style-name="ce5" office:value-type="string">
            <text:p>+</text:p>
          </table:table-cell>
          <table:table-cell table:number-columns-repeated="4" table:style-name="ce8" office:value-type="float" office:value="0">
            <text:p>0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0">
            <text:p>-1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-9">
            <text:p>-9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8">
            <text:p>-8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-7">
            <text:p>-7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-6">
            <text:p>-6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-4">
            <text:p>-4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-3">
            <text:p>-3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-2">
            <text:p>-2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20">
            <text:p>-2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9">
            <text:p>-1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-18">
            <text:p>-1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-17">
            <text:p>-1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-16">
            <text:p>-1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-15">
            <text:p>-1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-14">
            <text:p>-1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-13">
            <text:p>-1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-12">
            <text:p>-1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-11">
            <text:p>-1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29">
            <text:p>-2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-28">
            <text:p>-2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-27">
            <text:p>-2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-26">
            <text:p>-2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-25">
            <text:p>-2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-24">
            <text:p>-2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-23">
            <text:p>-2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-22">
            <text:p>-2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-21">
            <text:p>-2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40">
            <text:p>-4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-39">
            <text:p>-3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-38">
            <text:p>-3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-37">
            <text:p>-3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-36">
            <text:p>-3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35">
            <text:p>-3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-34">
            <text:p>-3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-33">
            <text:p>-3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-32">
            <text:p>-3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-31">
            <text:p>-3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-49">
            <text:p>-4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-48">
            <text:p>-4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-47">
            <text:p>-4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-46">
            <text:p>-4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-45">
            <text:p>-4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-44">
            <text:p>-4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-43">
            <text:p>-4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-42">
            <text:p>-4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-41">
            <text:p>-4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60">
            <text:p>-6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-59">
            <text:p>-5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-58">
            <text:p>-5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-57">
            <text:p>-5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-56">
            <text:p>-5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-55">
            <text:p>-5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-54">
            <text:p>-5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-53">
            <text:p>-5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-52">
            <text:p>-5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-51">
            <text:p>-5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70">
            <text:p>-7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-69">
            <text:p>-6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-68">
            <text:p>-6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-67">
            <text:p>-6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-66">
            <text:p>-6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-65">
            <text:p>-6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-64">
            <text:p>-6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-63">
            <text:p>-6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-62">
            <text:p>-6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-61">
            <text:p>-6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80">
            <text:p>-8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-79">
            <text:p>-7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-78">
            <text:p>-7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-77">
            <text:p>-7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-76">
            <text:p>-7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-75">
            <text:p>-7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-74">
            <text:p>-7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-73">
            <text:p>-7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-72">
            <text:p>-7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-71">
            <text:p>-7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90">
            <text:p>-90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-89">
            <text:p>-89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-88">
            <text:p>-88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-87">
            <text:p>-87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-86">
            <text:p>-86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-85">
            <text:p>-85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-84">
            <text:p>-84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-83">
            <text:p>-83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-82">
            <text:p>-82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-81">
            <text:p>-81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02">
            <text:p>202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206">
            <text:p>206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94">
            <text:p>194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2">
            <text:p>2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717">
            <text:p>71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718">
            <text:p>7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719">
            <text:p>7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00">
            <text:p>9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01">
            <text:p>9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902">
            <text:p>9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903">
            <text:p>90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904">
            <text:p>90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905">
            <text:p>9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906">
            <text:p>9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907">
            <text:p>9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908">
            <text:p>9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09">
            <text:p>90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90">
            <text:p>89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91">
            <text:p>8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92">
            <text:p>8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93">
            <text:p>89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94">
            <text:p>89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896">
            <text:p>8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897">
            <text:p>89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98">
            <text:p>89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99">
            <text:p>8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880">
            <text:p>88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82">
            <text:p>88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883">
            <text:p>88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84">
            <text:p>8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886">
            <text:p>8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888">
            <text:p>8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870">
            <text:p>8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871">
            <text:p>87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872">
            <text:p>8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873">
            <text:p>87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874">
            <text:p>8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876">
            <text:p>87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877">
            <text:p>8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860">
            <text:p>8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861">
            <text:p>8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862">
            <text:p>8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63">
            <text:p>8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865">
            <text:p>8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66">
            <text:p>86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67">
            <text:p>8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868">
            <text:p>86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869">
            <text:p>86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850">
            <text:p>85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851">
            <text:p>85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52">
            <text:p>8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853">
            <text:p>8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54">
            <text:p>8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855">
            <text:p>85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856">
            <text:p>8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857">
            <text:p>85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858">
            <text:p>8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859">
            <text:p>8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840">
            <text:p>8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841">
            <text:p>8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42">
            <text:p>8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843">
            <text:p>84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844">
            <text:p>8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846">
            <text:p>8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848">
            <text:p>8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831">
            <text:p>8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832">
            <text:p>8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833">
            <text:p>8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834">
            <text:p>83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835">
            <text:p>83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836">
            <text:p>8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837">
            <text:p>8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38">
            <text:p>83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839">
            <text:p>8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820">
            <text:p>82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821">
            <text:p>8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823">
            <text:p>82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824">
            <text:p>82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26">
            <text:p>82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28">
            <text:p>8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829">
            <text:p>8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810">
            <text:p>8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811">
            <text:p>8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812">
            <text:p>8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813">
            <text:p>8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814">
            <text:p>8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815">
            <text:p>8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816">
            <text:p>8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817">
            <text:p>8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818">
            <text:p>8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9">
            <text:p>9</text:p>
          </table:table-cell>
          <table:table-cell/>
          <table:table-cell office:value-type="float" office:value="819">
            <text:p>8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1000">
            <text:p>-1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999">
            <text:p>-99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910">
            <text:p>-910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-909">
            <text:p>-909</text:p>
          </table:table-cell>
          <table:table-cell table:number-columns-repeated="1017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 Negative Numbers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12" table:default-cell-style-name="ce2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4" table:number-rows-spanned="1">
            <text:p>digits with number base (-10)</text:p>
          </table:table-cell>
          <table:covered-table-cell table:number-columns-repeated="3"/>
          <table:table-cell table:style-name="ce6" office:value-type="string" table:number-columns-spanned="3" table:number-rows-spanned="1">
            <text:p>number (number base 10)</text:p>
          </table:table-cell>
          <table:covered-table-cell table:number-columns-repeated="2"/>
          <table:table-cell table:style-name="ce5" office:value-type="string">
            <text:p>Sign</text:p>
          </table:table-cell>
          <table:table-cell table:style-name="ce3" office:value-type="string" table:number-columns-spanned="4" table:number-rows-spanned="1">
            <text:p>digits with number base 10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/>
          <table:table-cell table:style-name="ce4" office:value-type="string">
            <text:p>(-10)<text:span text:style-name="T1">3</text:span></text:p>
          </table:table-cell>
          <table:table-cell table:style-name="ce4" office:value-type="string">
            <text:p>(-10)<text:span text:style-name="T1">2</text:span></text:p>
          </table:table-cell>
          <table:table-cell table:style-name="ce4" office:value-type="string">
            <text:p>(-10)<text:span text:style-name="T2">1</text:span></text:p>
          </table:table-cell>
          <table:table-cell table:style-name="ce4" office:value-type="string">
            <text:p>(-10)<text:span text:style-name="T2">0</text:span></text:p>
          </table:table-cell>
          <table:table-cell/>
          <table:table-cell table:style-name="ce7" office:value-type="string">
            <text:p>∑</text:p>
          </table:table-cell>
          <table:table-cell/>
          <table:table-cell table:style-name="ce4"/>
          <table:table-cell table:style-name="ce4" office:value-type="string">
            <text:p>10<text:span text:style-name="T1">3</text:span></text:p>
          </table:table-cell>
          <table:table-cell table:style-name="ce4" office:value-type="string">
            <text:p>10<text:span text:style-name="T1">2</text:span></text:p>
          </table:table-cell>
          <table:table-cell table:style-name="ce4" office:value-type="string">
            <text:p>10<text:span text:style-name="T2">1</text:span></text:p>
          </table:table-cell>
          <table:table-cell table:style-name="ce4" office:value-type="string">
            <text:p>10<text:span text:style-name="T2">0</text:span>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1000">
            <text:p>-1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999">
            <text:p>-99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910">
            <text:p>-910</text:p>
          </table:table-cell>
          <table:table-cell table:number-columns-repeated="1017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-909">
            <text:p>-90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90">
            <text:p>-9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-89">
            <text:p>-8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-88">
            <text:p>-8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-87">
            <text:p>-8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-86">
            <text:p>-8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-85">
            <text:p>-8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-84">
            <text:p>-8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-83">
            <text:p>-8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-82">
            <text:p>-8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-81">
            <text:p>-8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80">
            <text:p>-8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-79">
            <text:p>-7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-78">
            <text:p>-7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-77">
            <text:p>-7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-76">
            <text:p>-7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-75">
            <text:p>-7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-74">
            <text:p>-7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-73">
            <text:p>-7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-72">
            <text:p>-7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-71">
            <text:p>-7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70">
            <text:p>-7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-69">
            <text:p>-6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-68">
            <text:p>-6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-67">
            <text:p>-6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-66">
            <text:p>-6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-65">
            <text:p>-6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-64">
            <text:p>-6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-63">
            <text:p>-6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-62">
            <text:p>-6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-61">
            <text:p>-6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60">
            <text:p>-6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-59">
            <text:p>-5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-58">
            <text:p>-5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-57">
            <text:p>-5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-56">
            <text:p>-5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-55">
            <text:p>-5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-54">
            <text:p>-5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-53">
            <text:p>-5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-52">
            <text:p>-5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-51">
            <text:p>-5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50">
            <text:p>-5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-49">
            <text:p>-4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-48">
            <text:p>-4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-47">
            <text:p>-4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-46">
            <text:p>-4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-45">
            <text:p>-4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-44">
            <text:p>-4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-43">
            <text:p>-4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-42">
            <text:p>-4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-41">
            <text:p>-4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40">
            <text:p>-4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-39">
            <text:p>-3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-38">
            <text:p>-3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-37">
            <text:p>-3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-36">
            <text:p>-3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35">
            <text:p>-3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-34">
            <text:p>-3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-33">
            <text:p>-3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-32">
            <text:p>-3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-31">
            <text:p>-3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30">
            <text:p>-3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29">
            <text:p>-2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-28">
            <text:p>-2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-27">
            <text:p>-2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-26">
            <text:p>-2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-25">
            <text:p>-2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-24">
            <text:p>-2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-23">
            <text:p>-2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-22">
            <text:p>-2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-21">
            <text:p>-2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-20">
            <text:p>-2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9">
            <text:p>-19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-18">
            <text:p>-18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-17">
            <text:p>-17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-16">
            <text:p>-16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-15">
            <text:p>-1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-14">
            <text:p>-14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-13">
            <text:p>-13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-12">
            <text:p>-12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-11">
            <text:p>-11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0">
            <text:p>-10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-9">
            <text:p>-9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8">
            <text:p>-8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-7">
            <text:p>-7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-6">
            <text:p>-6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-5">
            <text:p>-5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-4">
            <text:p>-4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-3">
            <text:p>-3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-2">
            <text:p>-2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-1">
            <text:p>-1</text:p>
          </table:table-cell>
          <table:table-cell/>
          <table:table-cell table:style-name="ce4"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9"/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+</text:p>
          </table:table-cell>
          <table:table-cell table:number-columns-repeated="4" table:style-name="ce8" office:value-type="float" office:value="0">
            <text:p>0</text:p>
          </table:table-cell>
          <table:table-cell table:style-name="ce9"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4" office:value-type="string">
            <text:p>+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26">
            <text:p>2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27">
            <text:p>2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3">
            <text:p>3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37">
            <text:p>3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38">
            <text:p>3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39">
            <text:p>3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43">
            <text:p>4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44">
            <text:p>4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48">
            <text:p>4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49">
            <text:p>4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3">
            <text:p>5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55">
            <text:p>5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56">
            <text:p>5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8">
            <text:p>5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1">
            <text:p>6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2">
            <text:p>6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3">
            <text:p>6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5">
            <text:p>6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66">
            <text:p>6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68">
            <text:p>6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69">
            <text:p>6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71">
            <text:p>7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72">
            <text:p>7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73">
            <text:p>7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74">
            <text:p>7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5">
            <text:p>7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76">
            <text:p>7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77">
            <text:p>7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8">
            <text:p>7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79">
            <text:p>7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81">
            <text:p>8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2">
            <text:p>8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83">
            <text:p>8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4">
            <text:p>8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85">
            <text:p>8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86">
            <text:p>8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87">
            <text:p>8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88">
            <text:p>8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9">
            <text:p>8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2">
            <text:p>92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93">
            <text:p>93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4">
            <text:p>94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5">
            <text:p>95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96">
            <text:p>96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97">
            <text:p>97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8">
            <text:p>98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99">
            <text:p>99</text:p>
          </table:table-cell>
          <table:table-cell/>
          <table:table-cell table:style-name="ce4"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1">
            <text:p>101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2">
            <text:p>102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03">
            <text:p>103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4">
            <text:p>104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05">
            <text:p>105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06">
            <text:p>106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107">
            <text:p>107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108">
            <text:p>108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09">
            <text:p>109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81">
            <text:p>181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2">
            <text:p>2</text:p>
          </table:table-cell>
          <table:table-cell/>
          <table:table-cell office:value-type="float" office:value="182">
            <text:p>182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83">
            <text:p>183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84">
            <text:p>184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85">
            <text:p>185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86">
            <text:p>186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187">
            <text:p>187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88">
            <text:p>188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89">
            <text:p>189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1">
            <text:p>191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92">
            <text:p>192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93">
            <text:p>193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94">
            <text:p>194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95">
            <text:p>195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96">
            <text:p>196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197">
            <text:p>197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98">
            <text:p>198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99">
            <text:p>199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01">
            <text:p>201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02">
            <text:p>202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03">
            <text:p>203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04">
            <text:p>204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05">
            <text:p>205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206">
            <text:p>206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207">
            <text:p>207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208">
            <text:p>208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09">
            <text:p>209</text:p>
          </table:table-cell>
          <table:table-cell/>
          <table:table-cell table:style-name="ce4"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717">
            <text:p>71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718">
            <text:p>7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719">
            <text:p>7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810">
            <text:p>8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811">
            <text:p>8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812">
            <text:p>8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813">
            <text:p>8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814">
            <text:p>8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815">
            <text:p>8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816">
            <text:p>8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float" office:value="817">
            <text:p>8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818">
            <text:p>81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9">
            <text:p>9</text:p>
          </table:table-cell>
          <table:table-cell/>
          <table:table-cell office:value-type="float" office:value="819">
            <text:p>8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820">
            <text:p>82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821">
            <text:p>8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823">
            <text:p>82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824">
            <text:p>82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26">
            <text:p>82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28">
            <text:p>8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829">
            <text:p>8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831">
            <text:p>8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832">
            <text:p>8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833">
            <text:p>8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834">
            <text:p>83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835">
            <text:p>83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836">
            <text:p>8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837">
            <text:p>8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38">
            <text:p>83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839">
            <text:p>8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840">
            <text:p>8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841">
            <text:p>8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42">
            <text:p>8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843">
            <text:p>84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844">
            <text:p>8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846">
            <text:p>8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848">
            <text:p>8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849">
            <text:p>84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850">
            <text:p>85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851">
            <text:p>85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52">
            <text:p>8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853">
            <text:p>8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54">
            <text:p>8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855">
            <text:p>85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856">
            <text:p>8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857">
            <text:p>85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858">
            <text:p>8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859">
            <text:p>8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860">
            <text:p>8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861">
            <text:p>8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862">
            <text:p>8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863">
            <text:p>8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865">
            <text:p>8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66">
            <text:p>86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67">
            <text:p>8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868">
            <text:p>86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869">
            <text:p>86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870">
            <text:p>8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871">
            <text:p>87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872">
            <text:p>8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873">
            <text:p>87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874">
            <text:p>8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876">
            <text:p>87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877">
            <text:p>8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880">
            <text:p>88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82">
            <text:p>88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883">
            <text:p>88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84">
            <text:p>8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886">
            <text:p>8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888">
            <text:p>8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90">
            <text:p>89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91">
            <text:p>8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92">
            <text:p>8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93">
            <text:p>89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94">
            <text:p>89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896">
            <text:p>8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897">
            <text:p>89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98">
            <text:p>89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99">
            <text:p>8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00">
            <text:p>9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01">
            <text:p>9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902">
            <text:p>9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903">
            <text:p>90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904">
            <text:p>90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905">
            <text:p>9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906">
            <text:p>9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907">
            <text:p>9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908">
            <text:p>9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909">
            <text:p>909</text:p>
          </table:table-cell>
          <table:table-cell table:number-columns-repeated="1017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ce10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1" office:value-type="string">
            <text:p>negative numb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he integer part consists of an even number of digits</text:p>
          </table:table-cell>
        </table:table-row>
        <table:table-row table:style-name="ro2">
          <table:table-cell table:number-columns-repeated="2"/>
          <table:table-cell office:value-type="string">
            <text:p>a fractional part without integer part consists of an even number of zeroes left of the significant digi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table:style-name="ce11" office:value-type="string">
            <text:p>positive numb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he integer part consists of an odd number of digits</text:p>
          </table:table-cell>
        </table:table-row>
        <table:table-row table:style-name="ro2">
          <table:table-cell table:number-columns-repeated="2"/>
          <table:table-cell office:value-type="string">
            <text:p>a fractional part without integer part consists of an odd number of zeroes left of the significant digit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 number n with even number of digits and zeroes in odd positions is the same in both base (b) and base (-b)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2">12.06.2025</text:date>, <text:time>22:3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11T22:36:58.94</meta:creation-date>
    <dc:date>2025-06-12T22:30:36.10</dc:date>
    <meta:editing-duration>PT2H20M38S</meta:editing-duration>
    <meta:editing-cycles>19</meta:editing-cycles>
    <meta:generator>OpenOffice/4.1.14$Win32 OpenOffice.org_project/4114m1$Build-9811</meta:generator>
    <meta:document-statistic meta:table-count="3" meta:cell-count="5055" meta:object-count="0"/>
  </office:meta>
</office:document-meta>
</file>